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Liberation Serif" svg:font-family="'Liberation Serif'" style:font-family-generic="roman" style:font-pitch="variable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표1" style:family="table">
      <style:table-properties style:width="11.568cm" table:align="left"/>
    </style:style>
    <style:style style:name="표1.A" style:family="table-column">
      <style:table-column-properties style:column-width="3.833cm"/>
    </style:style>
    <style:style style:name="표1.B" style:family="table-column">
      <style:table-column-properties style:column-width="7.735cm"/>
    </style:style>
    <style:style style:name="표1.A1" style:family="table-cell">
      <style:table-cell-properties style:vertical-align="middle" fo:padding="0.049cm" fo:border="none"/>
    </style:style>
    <style:style style:name="표2" style:family="table">
      <style:table-properties style:width="14.9cm" table:align="left"/>
    </style:style>
    <style:style style:name="표2.A" style:family="table-column">
      <style:table-column-properties style:column-width="8.463cm"/>
    </style:style>
    <style:style style:name="표2.B" style:family="table-column">
      <style:table-column-properties style:column-width="6.436cm"/>
    </style:style>
    <style:style style:name="표2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start" style:justify-single-word="false"/>
    </style:style>
    <style:style style:name="P5" style:family="paragraph" style:parent-style-name="Text_20_body">
      <style:paragraph-properties fo:margin-top="0cm" fo:margin-bottom="0cm" loext:contextual-spacing="false"/>
      <style:text-properties fo:font-weight="bold"/>
    </style:style>
    <style:style style:name="P6" style:family="paragraph" style:parent-style-name="Text_20_body">
      <style:paragraph-properties fo:margin-top="0cm" fo:margin-bottom="0cm" loext:contextual-spacing="false"/>
      <style:text-properties fo:font-weight="bold" officeooo:paragraph-rsid="001cb8f8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1cb8f8"/>
    </style:style>
    <style:style style:name="P8" style:family="paragraph" style:parent-style-name="Text_20_body">
      <style:text-properties officeooo:rsid="001e1131" officeooo:paragraph-rsid="001e1131"/>
    </style:style>
    <style:style style:name="P9" style:family="paragraph" style:parent-style-name="Text_20_body">
      <style:text-properties officeooo:rsid="002368ef" officeooo:paragraph-rsid="002368ef"/>
    </style:style>
    <style:style style:name="T1" style:family="text">
      <style:text-properties fo:font-weight="bold"/>
    </style:style>
    <style:style style:name="T2" style:family="text">
      <style:text-properties officeooo:rsid="001ffd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a xlink:type="simple" xlink:href="http://bahndal.egloos.com/418681" office:name="418681" text:style-name="Internet_20_link" text:visited-style-name="Visited_20_Internet_20_Link">[bash: grep] 다중 문자열 검색</text:a> <text:a xlink:type="simple" xlink:href="http://bahndal.egloos.com/category/리눅스%20bash%20script" text:style-name="Internet_20_link" text:visited-style-name="Visited_20_Internet_20_Link">리눅스 bash script</text:a> </text:h>
      <text:p text:style-name="P8">1. 현재 로그파일에서 추출 </text:p>
      <text:p text:style-name="Text_20_body">grep -H -r '3. Set pre' *.log | grep -v "ms"|grep -v "µs"</text:p>
      <text:p text:style-name="Text_20_body"/>
      <text:p text:style-name="P8">2. 기존 지연속도 실시간으로 추출 :</text:p>
      <text:p text:style-name="Text_20_body"><text:span text:style-name="T2">t</text:span>ail -f *.log | grep "3. Set pre" | grep -v "ms"|grep -v "µs"</text:p>
      <text:p text:style-name="P9"/>
      <text:p text:style-name="P9">3. 블럭생성시간.</text:p>
      <text:p text:style-name="P9"/>
      <text:p text:style-name="Text_20_body">grep -H -r 'Block' *.log | grep -v "Block Gas Limit"</text:p>
      <text:p text:style-name="Text_20_body">tail -f *.log | grep "Block"| grep -v "Block Gas Limit"</text:p>
      <text:p text:style-name="Text_20_body"/>
      <text:p text:style-name="P7">텍스트 파일에서 2개 이상의 문자열을 검색하는 방법이다.<text:line-break/><text:line-break/>(A and B) 일단 A라는 문자열과 B라는 문자열이 모두 포함된 행을 찾는 것은 간단하다. 파이프(|)를 이용해서, A가 포함된 뿐을 골라낸 후에 거기서 B를 골라내면 된다.<text:line-break/><text:span text:style-name="T1">cat file.txt | grep A | grep B</text:span></text:p>
      <text:p text:style-name="P6"/>
      <text:p text:style-name="P6"/>
      <text:p text:style-name="P7"><text:line-break/><text:line-break/>(A or B) A 또는 B가 포함된 행을 찾으려면 A와 B를 파이프(|) 기호로 연결하면 된다. 연산자로 인식하도록 역슬래시(\)를 붙여준다.<text:line-break/><text:span text:style-name="T1">cat file.txt | grep "A\|B"</text:span><text:line-break/><text:line-break/>또는 egrep 명령을 활용해도 된다. 작은따옴표(')와 괄호를 이용한다.<text:line-break/><text:span text:style-name="T1">cat file.txt | egrep '(A|B)'</text:span><text:line-break/><text:line-break/>만약 shell script에서 변수에 할당된 문자열을 사용하려고 한다면 egrep으로는 어렵고 앞에 언급한 파이프 기호를 이용해야 한다.<text:line-break/><text:span text:style-name="T1">str_a="1st string"</text:span><text:line-break/><text:soft-page-break/><text:span text:style-name="T1">str_b="2nd string"</text:span><text:line-break/><text:span text:style-name="T1">cat file.txt | grep "$str_a\|$str_b"</text:span></text:p>
      <text:p text:style-name="P5"/>
      <text:p text:style-name="P5"/>
      <table:table table:name="표1" table:style-name="표1">
        <table:table-column table:style-name="표1.A"/>
        <table:table-column table:style-name="표1.B"/>
        <table:table-header-rows>
          <table:table-row>
            <table:table-cell table:style-name="표1.A1" office:value-type="string">
              <text:p text:style-name="P3">메타 문자 <text:line-break/>(Meta Character)</text:p>
            </table:table-cell>
            <table:table-cell table:style-name="표1.A1" office:value-type="string">
              <text:p text:style-name="P4">설명</text:p>
            </table:table-cell>
          </table:table-row>
        </table:table-header-rows>
        <table:table-row>
          <table:table-cell table:style-name="표1.A1" office:value-type="string">
            <text:p text:style-name="P1">.</text:p>
          </table:table-cell>
          <table:table-cell table:style-name="표1.A1" office:value-type="string">
            <text:p text:style-name="P2">1개의 문자 매치 (정확히 1개의 문자와 매치)</text:p>
          </table:table-cell>
        </table:table-row>
        <table:table-row>
          <table:table-cell table:style-name="표1.A1" office:value-type="string">
            <text:p text:style-name="P1">*</text:p>
          </table:table-cell>
          <table:table-cell table:style-name="표1.A1" office:value-type="string">
            <text:p text:style-name="P2">앞 문자가 0회 이상 매치</text:p>
          </table:table-cell>
        </table:table-row>
        <table:table-row>
          <table:table-cell table:style-name="표1.A1" office:value-type="string">
            <text:p text:style-name="P1">{n}</text:p>
          </table:table-cell>
          <table:table-cell table:style-name="표1.A1" office:value-type="string">
            <text:p text:style-name="P2">앞 문자가 정확히 n회 매치</text:p>
          </table:table-cell>
        </table:table-row>
        <table:table-row>
          <table:table-cell table:style-name="표1.A1" office:value-type="string">
            <text:p text:style-name="P1">{n,m}</text:p>
          </table:table-cell>
          <table:table-cell table:style-name="표1.A1" office:value-type="string">
            <text:p text:style-name="P2">앞 문자가 n회 이상 m회 이하 매치</text:p>
          </table:table-cell>
        </table:table-row>
        <table:table-row>
          <table:table-cell table:style-name="표1.A1" office:value-type="string">
            <text:p text:style-name="P1">[ ]</text:p>
          </table:table-cell>
          <table:table-cell table:style-name="표1.A1" office:value-type="string">
            <text:p text:style-name="P2">대괄호에 포함된 문자 중 한개와 매치</text:p>
          </table:table-cell>
        </table:table-row>
        <table:table-row>
          <table:table-cell table:style-name="표1.A1" office:value-type="string">
            <text:p text:style-name="P1">[^ ]</text:p>
          </table:table-cell>
          <table:table-cell table:style-name="표1.A1" office:value-type="string">
            <text:p text:style-name="P2">대괄호 안에서 ^뒤에 있는 문자들을 제외</text:p>
          </table:table-cell>
        </table:table-row>
        <table:table-row>
          <table:table-cell table:style-name="표1.A1" office:value-type="string">
            <text:p text:style-name="P1">[ - ]</text:p>
          </table:table-cell>
          <table:table-cell table:style-name="표1.A1" office:value-type="string">
            <text:p text:style-name="P2">대괄호 안 문자 범위에 있는 문자들 매치</text:p>
          </table:table-cell>
        </table:table-row>
        <table:table-row>
          <table:table-cell table:style-name="표1.A1" office:value-type="string">
            <text:p text:style-name="P1">()</text:p>
          </table:table-cell>
          <table:table-cell table:style-name="표1.A1" office:value-type="string">
            <text:p text:style-name="P2">표현식을 그룹화</text:p>
          </table:table-cell>
        </table:table-row>
        <table:table-row>
          <table:table-cell table:style-name="표1.A1" office:value-type="string">
            <text:p text:style-name="P1">^</text:p>
          </table:table-cell>
          <table:table-cell table:style-name="표1.A1" office:value-type="string">
            <text:p text:style-name="P2">문자열 라인의 처음</text:p>
          </table:table-cell>
        </table:table-row>
        <table:table-row>
          <table:table-cell table:style-name="표1.A1" office:value-type="string">
            <text:p text:style-name="P1">$</text:p>
          </table:table-cell>
          <table:table-cell table:style-name="표1.A1" office:value-type="string">
            <text:p text:style-name="P2">문자열 라인의 마지막</text:p>
          </table:table-cell>
        </table:table-row>
        <table:table-row>
          <table:table-cell table:style-name="표1.A1" office:value-type="string">
            <text:p text:style-name="P1">?</text:p>
          </table:table-cell>
          <table:table-cell table:style-name="표1.A1" office:value-type="string">
            <text:p text:style-name="P2">앞 문자가 0 또는 1회 매치 (확장 정규 표현식)</text:p>
          </table:table-cell>
        </table:table-row>
        <table:table-row>
          <table:table-cell table:style-name="표1.A1" office:value-type="string">
            <text:p text:style-name="P1">+</text:p>
          </table:table-cell>
          <table:table-cell table:style-name="표1.A1" office:value-type="string">
            <text:p text:style-name="P2">앞 문자가 1회 이상 매치 (확장 정규 표현식)</text:p>
          </table:table-cell>
        </table:table-row>
        <table:table-row>
          <table:table-cell table:style-name="표1.A1" office:value-type="string">
            <text:p text:style-name="P1">|</text:p>
          </table:table-cell>
          <table:table-cell table:style-name="표1.A1" office:value-type="string">
            <text:p text:style-name="P2">표현식 논리 OR (확장 정규 표현식)</text:p>
          </table:table-cell>
        </table:table-row>
      </table:table>
      <text:p text:style-name="P5"/>
      <text:p text:style-name="Standard"/>
      <table:table table:name="표2" table:style-name="표2">
        <table:table-column table:style-name="표2.A"/>
        <table:table-column table:style-name="표2.B"/>
        <table:table-header-rows>
          <table:table-row>
            <table:table-cell table:style-name="표2.A1" office:value-type="string">
              <text:p text:style-name="P4">grep 사용 예</text:p>
            </table:table-cell>
            <table:table-cell table:style-name="표2.A1" office:value-type="string">
              <text:p text:style-name="P4">명령어 옵션</text:p>
            </table:table-cell>
          </table:table-row>
        </table:table-header-rows>
        <table:table-row>
          <table:table-cell table:style-name="표2.A1" office:value-type="string">
            <text:p text:style-name="P2"><text:a xlink:type="simple" xlink:href="https://recipes4dev.tistory.com/157#31-대상-파일에서-문자열-검색" text:style-name="Internet_20_link" text:visited-style-name="Visited_20_Internet_20_Link">대상 파일에서 문자열 검색</text:a></text:p>
          </table:table-cell>
          <table:table-cell table:style-name="표2.A1" office:value-type="string">
            <text:p text:style-name="P2"><text:span text:style-name="Source_20_Text">grep "STR" [FILE]</text:span></text:p>
          </table:table-cell>
        </table:table-row>
        <table:table-row>
          <table:table-cell table:style-name="표2.A1" office:value-type="string">
            <text:p text:style-name="P2"><text:a xlink:type="simple" xlink:href="https://recipes4dev.tistory.com/157#32-현재-디렉토리-모든-파일에서-문자열-검색" text:style-name="Internet_20_link" text:visited-style-name="Visited_20_Internet_20_Link">현재 디렉토리 모든 파일에서 문자열 검색</text:a></text:p>
          </table:table-cell>
          <table:table-cell table:style-name="표2.A1" office:value-type="string">
            <text:p text:style-name="P2"><text:span text:style-name="Source_20_Text">grep "STR" *</text:span></text:p>
          </table:table-cell>
        </table:table-row>
        <table:table-row>
          <table:table-cell table:style-name="표2.A1" office:value-type="string">
            <text:p text:style-name="P2"><text:a xlink:type="simple" xlink:href="https://recipes4dev.tistory.com/157#33-특정-확장자를-가진-모든-파일에서-문자열-검색" text:style-name="Internet_20_link" text:visited-style-name="Visited_20_Internet_20_Link">특정 확장자를 가진 모든 파일에서 문자열 검색</text:a></text:p>
          </table:table-cell>
          <table:table-cell table:style-name="표2.A1" office:value-type="string">
            <text:p text:style-name="P2"><text:span text:style-name="Source_20_Text">grep "STR" *.ext</text:span></text:p>
          </table:table-cell>
        </table:table-row>
        <table:table-row>
          <table:table-cell table:style-name="표2.A1" office:value-type="string">
            <text:p text:style-name="P2"><text:a xlink:type="simple" xlink:href="https://recipes4dev.tistory.com/157#34-대소문자-구분하지-않고-문자열-검색" text:style-name="Internet_20_link" text:visited-style-name="Visited_20_Internet_20_Link">대소문자 구분하지 않고 문자열 검색</text:a></text:p>
          </table:table-cell>
          <table:table-cell table:style-name="표2.A1" office:value-type="string">
            <text:p text:style-name="P2"><text:span text:style-name="Source_20_Text">grep -i "STR" [FILE]</text:span></text:p>
          </table:table-cell>
        </table:table-row>
        <table:table-row>
          <table:table-cell table:style-name="표2.A1" office:value-type="string">
            <text:p text:style-name="P2"><text:a xlink:type="simple" xlink:href="https://recipes4dev.tistory.com/157#35-매칭되는-pattern이-존재하지-않는-라인-선택" text:style-name="Internet_20_link" text:visited-style-name="Visited_20_Internet_20_Link">매칭되는 PATTERN이 존재하지 않는 라인 선택</text:a></text:p>
          </table:table-cell>
          <table:table-cell table:style-name="표2.A1" office:value-type="string">
            <text:p text:style-name="P2"><text:span text:style-name="Source_20_Text">grep -v "STR" [FILE]</text:span></text:p>
          </table:table-cell>
        </table:table-row>
        <table:table-row>
          <table:table-cell table:style-name="표2.A1" office:value-type="string">
            <text:p text:style-name="P2"><text:a xlink:type="simple" xlink:href="https://recipes4dev.tistory.com/157#36-단어word-단위로-문자열-검색" text:style-name="Internet_20_link" text:visited-style-name="Visited_20_Internet_20_Link">단어(Word) 단위로 문자열 검색</text:a></text:p>
          </table:table-cell>
          <table:table-cell table:style-name="표2.A1" office:value-type="string">
            <text:p text:style-name="P2"><text:span text:style-name="Source_20_Text">grep -w "STR" [FILE]</text:span></text:p>
          </table:table-cell>
        </table:table-row>
        <table:table-row>
          <table:table-cell table:style-name="표2.A1" office:value-type="string">
            <text:p text:style-name="P2"><text:a xlink:type="simple" xlink:href="https://recipes4dev.tistory.com/157#37-검색된-문자열이-포함된-라인-번호-출력" text:style-name="Internet_20_link" text:visited-style-name="Visited_20_Internet_20_Link">검색된 문자열이 포함된 라인 번호 출력</text:a></text:p>
          </table:table-cell>
          <table:table-cell table:style-name="표2.A1" office:value-type="string">
            <text:p text:style-name="P2"><text:span text:style-name="Source_20_Text">grep -n "STR" [FILE]</text:span></text:p>
          </table:table-cell>
        </table:table-row>
        <table:table-row>
          <table:table-cell table:style-name="표2.A1" office:value-type="string">
            <text:p text:style-name="P2"><text:a xlink:type="simple" xlink:href="https://recipes4dev.tistory.com/157#38-하위-디렉토리를-포함한-모든-파일에서-문자열-검색" text:style-name="Internet_20_link" text:visited-style-name="Visited_20_Internet_20_Link">하위 디렉토리를 포함한 모든 파일에서 문자열 검색</text:a></text:p>
          </table:table-cell>
          <table:table-cell table:style-name="표2.A1" office:value-type="string">
            <text:p text:style-name="P2"><text:span text:style-name="Source_20_Text">grep -r "STR" *</text:span></text:p>
          </table:table-cell>
        </table:table-row>
        <table:table-row>
          <table:table-cell table:style-name="표2.A1" office:value-type="string">
            <text:p text:style-name="P2"><text:a xlink:type="simple" xlink:href="https://recipes4dev.tistory.com/157#39-최대-검색-결과-갯수-제한" text:style-name="Internet_20_link" text:visited-style-name="Visited_20_Internet_20_Link">최대 검색 결과 갯수 제한</text:a></text:p>
          </table:table-cell>
          <table:table-cell table:style-name="표2.A1" office:value-type="string">
            <text:p text:style-name="P2"><text:span text:style-name="Source_20_Text">grep -m 100 "STR" FILE</text:span></text:p>
          </table:table-cell>
        </table:table-row>
        <table:table-row>
          <table:table-cell table:style-name="표2.A1" office:value-type="string">
            <text:p text:style-name="P2"><text:a xlink:type="simple" xlink:href="https://recipes4dev.tistory.com/157#310-검색-결과-앞에-파일-이름-표시" text:style-name="Internet_20_link" text:visited-style-name="Visited_20_Internet_20_Link">검색 결과 앞에 파일 이름 표시</text:a></text:p>
          </table:table-cell>
          <table:table-cell table:style-name="표2.A1" office:value-type="string">
            <text:p text:style-name="P2"><text:span text:style-name="Source_20_Text">grep -H "STR" *</text:span></text:p>
          </table:table-cell>
        </table:table-row>
        <table:table-row>
          <table:table-cell table:style-name="표2.A1" office:value-type="string">
            <text:p text:style-name="P2"><text:a xlink:type="simple" xlink:href="https://recipes4dev.tistory.com/157#311-문자열-a로-시작하여-문자열-b로-끝나는-패턴-찾기" text:style-name="Internet_20_link" text:visited-style-name="Visited_20_Internet_20_Link">문자열 A로 시작하여 문자열 B로 끝나는 패턴 찾기</text:a></text:p>
          </table:table-cell>
          <table:table-cell table:style-name="표2.A1" office:value-type="string">
            <text:p text:style-name="P2"><text:span text:style-name="Source_20_Text">grep "A.*B" *</text:span></text:p>
          </table:table-cell>
        </table:table-row>
        <table:table-row>
          <table:table-cell table:style-name="표2.A1" office:value-type="string">
            <text:p text:style-name="P2"><text:a xlink:type="simple" xlink:href="https://recipes4dev.tistory.com/157#312-0-9-사이-숫자만-변경되는-패턴-찾기" text:style-name="Internet_20_link" text:visited-style-name="Visited_20_Internet_20_Link">0-9 사이 숫자만 변경되는 패턴 찾기</text:a></text:p>
          </table:table-cell>
          <table:table-cell table:style-name="표2.A1" office:value-type="string">
            <text:p text:style-name="P2"><text:span text:style-name="Source_20_Text">grep "STR[0-9]" *</text:span></text:p>
          </table:table-cell>
        </table:table-row>
        <table:table-row>
          <table:table-cell table:style-name="표2.A1" office:value-type="string">
            <text:p text:style-name="P2"><text:a xlink:type="simple" xlink:href="https://recipes4dev.tistory.com/157#313-문자열-패턴-전체를-정규-표현식-메타-문자가-아닌-일반-문자로-검색하기" text:style-name="Internet_20_link" text:visited-style-name="Visited_20_Internet_20_Link">문자열 패턴 전체를 정규 표현식 메타 문자가 아닌<text:line-break/>일반 문자로 검색하기</text:a></text:p>
          </table:table-cell>
          <table:table-cell table:style-name="표2.A1" office:value-type="string">
            <text:p text:style-name="P2"><text:span text:style-name="Source_20_Text">grep -F "*[]?..." [FILE]</text:span></text:p>
          </table:table-cell>
        </table:table-row>
        <table:table-row>
          <table:table-cell table:style-name="표2.A1" office:value-type="string">
            <text:p text:style-name="P2"><text:a xlink:type="simple" xlink:href="https://recipes4dev.tistory.com/157#314-정규-표현식-메타-문자를-일반-문자로-검색하기" text:style-name="Internet_20_link" text:visited-style-name="Visited_20_Internet_20_Link">정규 표현식 메타 문자를 일반 문자로 검색하기</text:a></text:p>
          </table:table-cell>
          <table:table-cell table:style-name="표2.A1" office:value-type="string">
            <text:p text:style-name="P2"><text:span text:style-name="Source_20_Text">grep "\*" [FILE]</text:span></text:p>
          </table:table-cell>
        </table:table-row>
        <table:table-row>
          <table:table-cell table:style-name="표2.A1" office:value-type="string">
            <text:p text:style-name="P2"><text:a xlink:type="simple" xlink:href="https://recipes4dev.tistory.com/157#315-문자열-라인의-처음-시작-패턴-검색하기" text:style-name="Internet_20_link" text:visited-style-name="Visited_20_Internet_20_Link">문자열 라인 처음 시작 패턴 검색하기</text:a></text:p>
          </table:table-cell>
          <table:table-cell table:style-name="표2.A1" office:value-type="string">
            <text:p text:style-name="P2"><text:span text:style-name="Source_20_Text">grep "^STR" [FILE]</text:span></text:p>
          </table:table-cell>
        </table:table-row>
        <text:soft-page-break/>
        <table:table-row>
          <table:table-cell table:style-name="표2.A1" office:value-type="string">
            <text:p text:style-name="P2"><text:a xlink:type="simple" xlink:href="https://recipes4dev.tistory.com/157#316-문자열-라인-마지막-종료-패턴-검색하기" text:style-name="Internet_20_link" text:visited-style-name="Visited_20_Internet_20_Link">문자열 라인 마지막 종료 패턴 검색하기</text:a></text:p>
          </table:table-cell>
          <table:table-cell table:style-name="표2.A1" office:value-type="string">
            <text:p text:style-name="P2"><text:span text:style-name="Source_20_Text">grep "$STR" [FILE]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Liberation Serif" svg:font-family="'Liberation Serif'" style:font-family-generic="roman" style:font-pitch="variable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KR1" style:font-family-asian="'Noto Serif CJK K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6T17:31:30.346809489</meta:creation-date>
    <dc:date>2020-09-04T15:48:38.198219414</dc:date>
    <meta:editing-duration>PT28M1S</meta:editing-duration>
    <meta:editing-cycles>7</meta:editing-cycles>
    <meta:generator>LibreOffice/6.4.4.2$Linux_X86_64 LibreOffice_project/40$Build-2</meta:generator>
    <meta:document-statistic meta:table-count="2" meta:image-count="0" meta:object-count="0" meta:page-count="3" meta:paragraph-count="72" meta:word-count="884" meta:character-count="1763" meta:non-whitespace-character-count="1398"/>
  </office:meta>
</office:document-meta>
</file>